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73cm" fo:margin-bottom="0cm" fo:text-indent="0cm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66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66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66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6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6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6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6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6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6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6600" fo:font-size="100%"/>
      </text:list-level-style-number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 text:style-name="P1"><text:span text:style-name="T1">Application Programming Interf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0cm" svg:y="0.155cm" presentation:class="title" presentation:user-transformed="true">
          <draw:text-box>
            <text:p text:style-name="P1"><text:span text:style-name="T1">What are APIs ? </text:span></text:p>
          </draw:text-box>
        </draw:frame>
        <draw:frame presentation:style-name="pr4" draw:layer="layout" svg:width="26.67cm" svg:height="12.595cm" svg:x="0cm" svg:y="1.905cm" presentation:class="outline" presentation:user-transformed="true">
          <draw:text-box>
            <text:list text:style-name="L2">
              <text:list-item>
                <text:p>An <text:span text:style-name="T2">application program interface (API)</text:span> is a set of routines, protocols, and tools for building software applications. </text:p>
              </text:list-item>
              <text:list-item>
                <text:p>An API specifies how software components should interact APIs are also used when programming graphical user interface (GUI) components. </text:p>
              </text:list-item>
              <text:list-item>
                <text:p>APIs are essential in modern software development because they enable different applications or services to communicate and share data, functionality, or services without needing to understand each other's internal workings.</text:p>
              </text:list-item>
              <text:list-item>
                <text:p>An API defines how software components should interact.</text:p>
              </text:list-item>
              <text:list-item>
                <text:p>It provides a way for developers to access specific features or data of an application, service, or operating system.</text:p>
              </text:list-item>
              <text:list-item>
                <text:p>APIs can be found in operating systems, libraries, web services, and mo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13cm" svg:y="0cm" presentation:class="title" presentation:user-transformed="true">
          <draw:text-box>
            <text:p text:style-name="P1"><text:span text:style-name="T1">Types of APIs</text:span></text:p>
          </draw:text-box>
        </draw:frame>
        <draw:frame presentation:style-name="pr7" draw:layer="layout" svg:width="26.035cm" svg:height="12.595cm" svg:x="0.635cm" svg:y="1.905cm" presentation:class="outline" presentation:user-transformed="true">
          <draw:text-box>
            <text:list text:style-name="L2">
              <text:list-header>
                <text:p><text:span text:style-name="T1"><text:s/></text:span><text:span text:style-name="T1">1. Web APIs (HTTP/HTTPS):</text:span></text:p>
                <text:list>
                  <text:list-item>
                    <text:p>Web APIs, also known as HTTP APIs, are designed for communication between different software systems over the internet using the HTTP or HTTPS protocols.</text:p>
                  </text:list-item>
                  <text:list-item>
                    <text:p>Communication over standard HTTP methods (GET, POST, PUT, DELETE).</text:p>
                  </text:list-item>
                  <text:list-item>
                    <text:p><text:s/>Data often transmitted in JSON or XML format.</text:p>
                  </text:list-item>
                  <text:list-item>
                    <text:p><text:s/>Typically accessed via URLs or URIs (Uniform Resource Identifiers).</text:p>
                  </text:list-item>
                </text:list>
                <text:p><text:span text:style-name="T2">Use Cases:</text:span></text:p>
                <text:list>
                  <text:list-item>
                    <text:p>Social Media Integration: APIs provided by platforms like Twitter, Facebook, and Instagram allow developers to integrate social features into their applications.</text:p>
                  </text:list-item>
                  <text:list-item>
                    <text:p><text:s/>Payment Gateways: Services like PayPal and Stripe offer APIs for processing online payments.</text:p>
                  </text:list-item>
                  <text:list-item>
                    <text:p>Cloud Services: AWS, Google Cloud, and Azure provide APIs for cloud infrastructure management.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7" draw:layer="layout" svg:width="26.035cm" svg:height="13.865cm" svg:x="0.635cm" svg:y="0.74cm" presentation:class="outline" presentation:user-transformed="true">
          <draw:text-box>
            <text:list text:style-name="L2">
              <text:list-header>
                <text:p><text:span text:style-name="T1">2. Library or Framework APIs:</text:span></text:p>
                <text:list>
                  <text:list-item>
                    <text:p>Library or framework APIs are provided by programming libraries or frameworks to allow developers to use their functionality within their own applications.</text:p>
                  </text:list-item>
                  <text:list-item>
                    <text:p>Typically accessed through function or method calls.</text:p>
                  </text:list-item>
                  <text:list-item>
                    <text:p>Designed to simplify common tasks or provide specific functionality.</text:p>
                  </text:list-item>
                </text:list>
                <text:p><text:span text:style-name="T2">Use Cases:</text:span></text:p>
                <text:list>
                  <text:list-item>
                    <text:p>Standard Libraries: Programming languages like Python and Java provide standard libraries with APIs for tasks like file I/O, networking, and data manipulation.</text:p>
                  </text:list-item>
                  <text:list-item>
                    <text:p>GUI Frameworks: Frameworks like React and Angular offer APIs for building user interfaces.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7" draw:layer="layout" svg:width="26.035cm" svg:height="13.865cm" svg:x="0.635cm" svg:y="0.635cm" presentation:class="outline" presentation:user-transformed="true">
          <draw:text-box>
            <text:list text:style-name="L2">
              <text:list-header>
                <text:p><text:span text:style-name="T1">3. Operating System APIs:</text:span></text:p>
                <text:list>
                  <text:list-item>
                    <text:p>Operating system APIs allow applications to interact with the underlying operating system, access hardware devices, and utilize system resources.</text:p>
                  </text:list-item>
                  <text:list-item>
                    <text:p>Provides a bridge between applications and the OS kernel.</text:p>
                  </text:list-item>
                  <text:list-item>
                    <text:p>Offers functions and services to manage processes, files, and hardware.</text:p>
                  </text:list-item>
                </text:list>
                <text:p><text:span text:style-name="T2">Use Cases:</text:span></text:p>
                <text:list>
                  <text:list-item>
                    <text:p>File Management: APIs for file reading, writing, and manipulation.</text:p>
                  </text:list-item>
                  <text:list-item>
                    <text:p>Process Control: APIs for creating, managing, and terminating processes.</text:p>
                  </text:list-item>
                  <text:list-item>
                    <text:p>Device Drivers: Access to hardware components like graphics cards and network adapters.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7" draw:layer="layout" svg:width="26.035cm" svg:height="13.865cm" svg:x="0.635cm" svg:y="1.27cm" presentation:class="outline" presentation:user-transformed="true">
          <draw:text-box>
            <text:list text:style-name="L2">
              <text:list-header>
                <text:p><text:span text:style-name="T1">4 .Database APIs (e.g., SQL, NoSQL):</text:span></text:p>
                <text:list>
                  <text:list-item>
                    <text:p>Database APIs enable communication between applications and databases to perform operations like querying, inserting, updating, and deleting data.</text:p>
                  </text:list-item>
                  <text:list-item>
                    <text:p>SQL-based APIs use structured query language for relational databases.</text:p>
                  </text:list-item>
                  <text:list-item>
                    <text:p>NoSQL APIs vary depending on the database type (e.g., document-based, key-value).</text:p>
                  </text:list-item>
                </text:list>
                <text:p><text:span text:style-name="T2">Use Cases:</text:span></text:p>
                <text:list>
                  <text:list-item>
                    <text:p>Web Applications: Interaction with databases to store and retrieve data.</text:p>
                  </text:list-item>
                  <text:list-item>
                    <text:p><text:s/>Data Analytics: Accessing and analyzing large datasets.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7" draw:layer="layout" svg:width="26.035cm" svg:height="13.865cm" svg:x="0.635cm" svg:y="1.27cm" presentation:class="outline" presentation:user-transformed="true">
          <draw:text-box>
            <text:list text:style-name="L2">
              <text:list-header>
                <text:p><text:span text:style-name="T1">5. Hardware APIs (e.g., GPU, Sensors):</text:span></text:p>
                <text:list>
                  <text:list-item>
                    <text:p>Hardware APIs provide access to specialized hardware components, allowing software applications to interact with and utilize hardware capabilities.</text:p>
                  </text:list-item>
                  <text:list-item>
                    <text:p>Specific to the hardware being accessed (e.g., GPU, camera, GPS).</text:p>
                  </text:list-item>
                  <text:list-item>
                    <text:p>May require specialized drivers or libraries.</text:p>
                  </text:list-item>
                </text:list>
                <text:p><text:span text:style-name="T2">Use Cases:</text:span></text:p>
                <text:list>
                  <text:list-item>
                    <text:p>Graphics Rendering: APIs like OpenGL and DirectX enable 3D graphics rendering using GPUs.</text:p>
                  </text:list-item>
                  <text:list-item>
                    <text:p>Mobile Apps: Accessing smartphone sensors (e.g., accelerometer, GPS) for location-based services.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7" draw:layer="layout" svg:width="26.67cm" svg:height="13.865cm" svg:x="0.635cm" svg:y="1.375cm" presentation:class="outline" presentation:user-transformed="true">
          <draw:text-box>
            <text:list text:style-name="L2">
              <text:list-header>
                <text:p><text:span text:style-name="T1">6. WebSocket APIs:</text:span></text:p>
                <text:list>
                  <text:list-item>
                    <text:p>WebSocket APIs provide full-duplex, bidirectional communication channels over a single TCP connection, enabling real-time communication between clients and servers.</text:p>
                  </text:list-item>
                  <text:list-item>
                    <text:p>Persistent connections that remain open for real-time updates.</text:p>
                  </text:list-item>
                  <text:list-item>
                    <text:p>Low latency and minimal overhead compared to HTTP polling.</text:p>
                  </text:list-item>
                </text:list>
                <text:p><text:span text:style-name="T2">Use Cases:</text:span></text:p>
                <text:list>
                  <text:list-item>
                    <text:p>Chat Applications: Real-time messaging and collaboration platforms.</text:p>
                  </text:list-item>
                  <text:list-item>
                    <text:p>Online Gaming: Multiplayer games requiring instant communication.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0.635cm" svg:y="0.155cm" presentation:class="title" presentation:user-transformed="true">
          <draw:text-box>
            <text:p text:style-name="P1"><text:span text:style-name="T1">API architectures</text:span></text:p>
          </draw:text-box>
        </draw:frame>
        <draw:frame presentation:style-name="pr7" draw:layer="layout" svg:width="26.67cm" svg:height="12.595cm" svg:x="0.635cm" svg:y="1.905cm" presentation:class="outline" presentation:user-transformed="true">
          <draw:text-box>
            <text:list text:style-name="L2">
              <text:list-item>
                <text:p>API architectures define the structure and design principles for creating APIs. </text:p>
              </text:list-item>
              <text:list-item>
                <text:p>Different architectures serve various purposes and have specific advantages and disadvantages.</text:p>
              </text:list-item>
              <text:list-item>
                <text:p>Most commonly used architectures include:</text:p>
              </text:list-item>
            </text:list>
            <text:list text:style-name="L3">
              <text:list-item>
                <text:list>
                  <text:list-item>
                    <text:p>Representational State Transfer (RESTful) API</text:p>
                  </text:list-item>
                  <text:list-item>
                    <text:p>SOAP (Simple Object Access Protocol) API</text:p>
                  </text:list-item>
                  <text:list-item>
                    <text:p>GraphQL API</text:p>
                  </text:list-item>
                  <text:list-item>
                    <text:p>JSON-RPC and XML-RPC API</text:p>
                  </text:list-item>
                  <text:list-item>
                    <text:p>gRPC API</text:p>
                  </text:list-item>
                  <text:list-item>
                    <text:p>FAST AP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0.635cm" svg:y="0.155cm" presentation:class="title" presentation:user-transformed="true">
          <draw:text-box>
            <text:p text:style-name="P1"><text:span text:style-name="T1">REST API</text:span></text:p>
          </draw:text-box>
        </draw:frame>
        <draw:frame presentation:style-name="pr7" draw:layer="layout" svg:width="26.035cm" svg:height="12.595cm" svg:x="0.635cm" svg:y="1.905cm" presentation:class="outline" presentation:user-transformed="true">
          <draw:text-box>
            <text:list text:style-name="L2">
              <text:list-item>
                <text:p>A <text:span text:style-name="T2">REST API (also known </text:span><text:span text:style-name="T2">as RESTful API)</text:span> is an application programming interface (API or web API) that conforms to the constraints of <text:span text:style-name="T2">REST </text:span><text:span text:style-name="T2">architectural style</text:span> and allows for interaction with RESTful web services. </text:p>
              </text:list-item>
              <text:list-item>
                <text:p>REST stands for R<text:span text:style-name="T2">epresentational State </text:span><text:span text:style-name="T2">Transfer.</text:span></text:p>
              </text:list-item>
              <text:list-item>
                <text:p><text:span text:style-name="T3">When a client request is </text:span><text:span text:style-name="T3">made via a RESTful API, it </text:span><text:span text:style-name="T3">transfers a representation of </text:span><text:span text:style-name="T3">the state of the resource to </text:span><text:span text:style-name="T3">the requester or endpoint. </text:span></text:p>
              </text:list-item>
              <text:list-item>
                <text:p><text:span text:style-name="T3">This information, or </text:span><text:span text:style-name="T3">representation, is delivered </text:span><text:span text:style-name="T3">in one of several formats via </text:span><text:span text:style-name="T3">HTTP: JSON (Javascript </text:span><text:span text:style-name="T3">Object Notation), HTML, </text:span><text:span text:style-name="T3">XLT, Python, PHP, or plain </text:span><text:span text:style-name="T3">text. JSON is the most </text:span><text:span text:style-name="T3">generally popular file format </text:span><text:span text:style-name="T3">to use because, despite its </text:span><text:span text:style-name="T3">name, it’s language-</text:span><text:span text:style-name="T3">agnostic, as well as readable </text:span><text:span text:style-name="T3">by both humans and </text:span><text:span text:style-name="T3">machines.</text:span></text:p>
              </text:list-item>
              <text:list-item>
                <text:p><text:span text:style-name="T3">Headers and parameters are </text:span><text:span text:style-name="T3">also important in the HTTP </text:span><text:span text:style-name="T3">methods of a RESTful API </text:span><text:span text:style-name="T3">HTTP request, as they </text:span><text:span text:style-name="T3">contain important identifier </text:span><text:span text:style-name="T3">information as to the </text:span><text:span text:style-name="T3">request's metadata, </text:span><text:span text:style-name="T3">authorization, uniform </text:span><text:span text:style-name="T3">resource identifier (URI), </text:span><text:span text:style-name="T3">caching, cookies, and more. </text:span></text:p>
              </text:list-item>
              <text:list-item>
                <text:p><text:span text:style-name="T3">There are request headers </text:span><text:span text:style-name="T3">and response headers, each </text:span><text:span text:style-name="T3">with their own HTTP </text:span><text:span text:style-name="T3">connection information and </text:span><text:span text:style-name="T3">status codes.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6" draw:text-style-name="P1" draw:layer="layout" svg:width="23cm" svg:height="1.75cm" svg:x="1.5cm" svg:y="0.5cm" presentation:class="title">
          <draw:text-box>
            <text:p text:style-name="P1"><text:span text:style-name="T1">A RESTful web service request contains:</text:span></text:p>
          </draw:text-box>
        </draw:frame>
        <draw:frame presentation:style-name="pr7" draw:layer="layout" svg:width="26.035cm" svg:height="12.25cm" svg:x="0.635cm" svg:y="2.25cm" presentation:class="outline" presentation:user-transformed="true">
          <draw:text-box>
            <text:list text:style-name="L3">
              <text:list-item>
                <text:p><text:span text:style-name="T2">An Endpoint URL.</text:span> An application implementing a RESTful API will define one or more URL endpoints with a domain, port, path, and/or query string — for example, https://mydomain/user/123?format=json.</text:p>
              </text:list-item>
              <text:list-item>
                <text:p><text:span text:style-name="T2">The HTTP method.</text:span> Differing HTTP methods can be used on any endpoint which map to application create, read, update, and delete (CRUD) operations.</text:p>
              </text:list-item>
              <text:list-item>
                <text:p><text:span text:style-name="T2">HTTP headers</text:span>. Information such as authentication tokens or cookies can be contained in the HTTP request header.</text:p>
              </text:list-item>
              <text:list-item>
                <text:p><text:span text:style-name="T2">Body Data</text:span>. Data is normally transmitted in the HTTP body in an identical way to HTML &lt;form&gt; submissions or by sending a single JSON-encoded data str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7" draw:layer="layout" svg:width="26.035cm" svg:height="13.97cm" svg:x="0.635cm" svg:y="0.635cm" presentation:class="outline" presentation:user-transformed="true">
          <draw:text-box>
            <text:list text:style-name="L2">
              <text:list-header>
                <text:p><text:span text:style-name="T1">Stateless Communication</text:span><text:span text:style-name="T2"> </text:span></text:p>
              </text:list-header>
              <text:list-item>
                <text:p>One of the core principles of REST is statelessness. </text:p>
              </text:list-item>
              <text:list-item>
                <text:p text:style-name="P3">The concept of state is essential in understanding how RESTful APIs work and how clients interact with resources.</text:p>
              </text:list-item>
              <text:list-item>
                <text:p text:style-name="P3">In the context of a RESTful API (Representational State Transfer API), "state" refers to the current status or condition of a resource on the server.</text:p>
              </text:list-item>
              <text:list-item>
                <text:p>In a RESTful system, each HTTP request from a client to a server must contain all the information needed to understand and fulfill that request. </text:p>
              </text:list-item>
              <text:list-item>
                <text:p>Servers do not store information about the client's state between requests. This statelessness simplifies the server's architecture and allows for easier scal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7" draw:layer="layout" svg:width="26.035cm" svg:height="13.865cm" svg:x="0.635cm" svg:y="0.635cm" presentation:class="outline" presentation:user-transformed="true">
          <draw:text-box>
            <text:list text:style-name="L2">
              <text:list-header>
                <text:p><text:span text:style-name="T1">Resources</text:span></text:p>
              </text:list-header>
              <text:list-item>
                <text:p>REST models the data and functionality of a system as resources. </text:p>
              </text:list-item>
              <text:list-item>
                <text:p>A resource can represent anything from a physical object (e.g., a product) to a virtual concept (e.g., user account). </text:p>
              </text:list-item>
              <text:list-item>
                <text:p>Resources are identified by URIs (Uniform Resource Identifiers), which are typically URLs (Uniform Resource Locators).</text:p>
                <text:p><text:span text:style-name="T1">Representation</text:span></text:p>
              </text:list-item>
              <text:list-item>
                <text:p>Resources in a RESTful system can have multiple representations, such as JSON, XML, HTML, or others. </text:p>
              </text:list-item>
              <text:list-item>
                <text:p>Clients can specify their preferred representation using the Accept header in HTTP requests.</text:p>
                <text:p><text:span text:style-name="T1">Caching</text:span></text:p>
              </text:list-item>
              <text:list-item>
                <text:p><text:s/>REST supports caching of responses to improve performance. </text:p>
              </text:list-item>
              <text:list-item>
                <text:p>Clients can cache responses, and servers can provide caching directives in their responses to specify how long the response can be cach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7" draw:layer="layout" svg:width="26.035cm" svg:height="13.865cm" svg:x="0.635cm" svg:y="0.635cm" presentation:class="outline" presentation:user-transformed="true">
          <draw:text-box>
            <text:list text:style-name="L2">
              <text:list-header>
                <text:p><text:span text:style-name="T1">Uniform Interface</text:span></text:p>
              </text:list-header>
              <text:list-item>
                <text:p>REST promotes a uniform and consistent interface between clients and servers. </text:p>
              </text:list-item>
              <text:list-item>
                <text:p>This uniformity simplifies the interaction between components and makes it easier to understand and use the API. The uniform interface is characterized by:</text:p>
                <text:list>
                  <text:list-item>
                    <text:p>Resource Identification: Resources are uniquely identified using URIs.</text:p>
                  </text:list-item>
                  <text:list-item>
                    <text:p>Resource Manipulation: Resources can be manipulated using standard HTTP methods.</text:p>
                  </text:list-item>
                  <text:list-item>
                    <text:p>Self-Descriptive Messages: Responses from the server should include metadata (e.g., HTTP headers) that describe the resource or its representation.</text:p>
                  </text:list-item>
                  <text:list-item>
                    <text:p>Hypermedia as the Engine of Application State (HATEOAS): This principle suggests that a client should be able to navigate the application's functionality solely through hyperlinks provided within the API's representation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25T20:20:23.369107739</meta:creation-date>
    <meta:editing-duration>PT7M10S</meta:editing-duration>
    <meta:editing-cycles>2</meta:editing-cycles>
    <meta:generator>LibreOffice/7.3.7.2$Linux_X86_64 LibreOffice_project/30$Build-2</meta:generator>
    <dc:title>Pencil</dc:title>
    <dc:date>2023-09-25T21:33:47.539049769</dc:date>
    <meta:document-statistic meta:object-count="80"/>
  </office:meta>
</office:document-meta>
</file>